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39000006F01D84484E8BAAB029.png" manifest:media-type="image/png"/>
  <manifest:file-entry manifest:full-path="Pictures/10000201000003200000009EF45CB650B88F7A6E.png" manifest:media-type="image/png"/>
  <manifest:file-entry manifest:full-path="Pictures/100002010000036C00000236FADD6C68E09627A3.png" manifest:media-type="image/png"/>
  <manifest:file-entry manifest:full-path="Pictures/10000201000001450000017921CE23E536BEF94F.png" manifest:media-type="image/png"/>
  <manifest:file-entry manifest:full-path="Pictures/100002010000027800000131E9833D28949A15E4.png" manifest:media-type="image/png"/>
  <manifest:file-entry manifest:full-path="Pictures/10000201000002660000010876C3236449BFF520.png" manifest:media-type="image/png"/>
  <manifest:file-entry manifest:full-path="Pictures/1000020100000126000001EDFDC38196FCDA9809.png" manifest:media-type="image/png"/>
  <manifest:file-entry manifest:full-path="Pictures/1000020100000261000000F8A7B014AE2F2BC117.png" manifest:media-type="image/png"/>
  <manifest:file-entry manifest:full-path="Pictures/100002010000032E000001CE814C57189B7F48FA.png" manifest:media-type="image/png"/>
  <manifest:file-entry manifest:full-path="Pictures/10000000000005A7000003E883C5492193D3FB9F.jpg" manifest:media-type="image/jpeg"/>
  <manifest:file-entry manifest:full-path="Pictures/100002010000035600000203B0F7E86838F35671.png" manifest:media-type="image/png"/>
  <manifest:file-entry manifest:full-path="Pictures/10000201000003850000021936B7BB86476B5C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3366cc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3366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58pt" style:font-size-complex="58pt"/>
    </style:style>
    <style:style style:name="P4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44pt" style:font-size-complex="44pt"/>
    </style:style>
    <style:style style:name="P5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58pt" fo:text-shadow="1pt 1pt" fo:font-weight="normal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fo:color="#ffff00" style:font-name="Liberation Serif" fo:font-size="32pt" fo:text-shadow="1pt 1pt" style:font-size-asian="58pt" style:font-size-complex="58pt"/>
    </style:style>
    <style:style style:name="T2" style:family="text">
      <style:text-properties fo:color="#ffff00" style:font-name="Liberation Serif" fo:font-size="32pt" fo:text-shadow="1pt 1pt" style:font-size-asian="44pt" style:font-size-complex="44pt"/>
    </style:style>
    <style:style style:name="T3" style:family="text">
      <style:text-properties style:font-name="Liberation Serif" fo:text-shadow="1pt 1pt"/>
    </style:style>
    <text:list-style style:name="L1">
      <text:list-level-style-number text:level="1" style:num-format="">
        <style:list-level-properties/>
        <style:text-properties fo:color="#cc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cm" svg:height="4.739cm" svg:x="0.6cm" svg:y="1.4cm">
          <draw:image xlink:href="Pictures/10000201000003200000009EF45CB650B88F7A6E.png" xlink:type="simple" xlink:show="embed" xlink:actuate="onLoad">
            <text:p/>
          </draw:image>
        </draw:frame>
        <draw:frame presentation:style-name="pr1" draw:text-style-name="P3" draw:layer="layout" svg:width="23.19cm" svg:height="4.083cm" svg:x="1.2cm" svg:y="14.117cm" presentation:class="title" presentation:user-transformed="true">
          <draw:text-box>
            <text:list text:style-name="L1">
              <text:list-header>
                <text:p text:style-name="P2"><text:span text:style-name="T1">http://www.schoolspace.gr</text:span></text:p>
              </text:list-header>
            </text:list>
          </draw:text-box>
        </draw:frame>
        <draw:frame presentation:style-name="pr1" draw:text-style-name="P4" draw:layer="layout" svg:width="23.19cm" svg:height="4.083cm" svg:x="0.8cm" svg:y="12.917cm" presentation:class="title" presentation:user-transformed="true">
          <draw:text-box>
            <text:list text:style-name="L1">
              <text:list-header>
                <text:p text:style-name="P2"><text:span text:style-name="T2">facebook.com/schoolspace.chania</text:span></text:p>
              </text:list-header>
            </text:list>
          </draw:text-box>
        </draw:frame>
        <draw:frame presentation:style-name="pr1" draw:text-style-name="P5" draw:layer="layout" svg:width="23.8cm" svg:height="4.476cm" svg:x="0.727cm" svg:y="7.413cm" presentation:class="title" presentation:user-transformed="true">
          <draw:text-box>
            <text:list text:style-name="L1">
              <text:list-header>
                <text:p><text:span text:style-name="T3">Γνωριμία με τα Βασικά</text:span><text:span text:style-name="T3"><text:line-break/></text:span><text:span text:style-name="T3">Ηλεκτρονικά Εξαρτήματα</text:span></text:p>
              </text:list-header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layer="layout" svg:width="20.064cm" svg:height="9.681cm" svg:x="2.8cm" svg:y="-1.8cm">
          <draw:image xlink:href="Pictures/100002010000027800000131E9833D28949A15E4.png" xlink:type="simple" xlink:show="embed" xlink:actuate="onLoad">
            <text:p/>
          </draw:image>
        </draw:frame>
        <draw:frame draw:style-name="gr3" draw:layer="layout" svg:width="18.4cm" svg:height="7.91cm" svg:x="3.4cm" svg:y="4.09cm">
          <draw:image xlink:href="Pictures/10000201000002660000010876C3236449BFF520.png" xlink:type="simple" xlink:show="embed" xlink:actuate="onLoad">
            <text:p/>
          </draw:image>
        </draw:frame>
        <draw:frame draw:style-name="gr3" draw:layer="layout" svg:width="16.114cm" svg:height="6.561cm" svg:x="4.6cm" svg:y="10.6cm">
          <draw:image xlink:href="Pictures/1000020100000261000000F8A7B014AE2F2BC11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layer="layout" svg:width="25.399cm" svg:height="17.552cm" svg:x="0.051cm" svg:y="0.778cm">
          <draw:image xlink:href="Pictures/10000000000005A7000003E883C5492193D3FB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layer="layout" svg:width="7.778cm" svg:height="13.044cm" svg:x="2.8cm" svg:y="2.556cm">
          <draw:image xlink:href="Pictures/1000020100000126000001EDFDC38196FCDA9809.png" xlink:type="simple" xlink:show="embed" xlink:actuate="onLoad">
            <text:p/>
          </draw:image>
        </draw:frame>
        <draw:frame draw:style-name="gr3" draw:layer="layout" svg:width="10.496cm" svg:height="12.175cm" svg:x="11.304cm" svg:y="2.625cm">
          <draw:image xlink:href="Pictures/10000201000001450000017921CE23E536BEF9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layer="layout" svg:width="17.644cm" svg:height="11.4cm" svg:x="4.36cm" svg:y="3.2cm">
          <draw:image xlink:href="Pictures/100002010000036C00000236FADD6C68E09627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layer="layout" svg:width="24.711cm" svg:height="14.024cm" svg:x="0.089cm" svg:y="1.376cm">
          <draw:image xlink:href="Pictures/100002010000032E000001CE814C57189B7F48FA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layer="layout" svg:width="22.597cm" svg:height="13.626cm" svg:x="1.452cm" svg:y="1.896cm">
          <draw:image xlink:href="Pictures/100002010000035600000203B0F7E86838F3567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layer="layout" svg:width="23.841cm" svg:height="14.209cm" svg:x="0.959cm" svg:y="1cm">
          <draw:image xlink:href="Pictures/10000201000003850000021936B7BB86476B5CB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39000006F01D84484E8BAAB0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3333" draw:fill-image-name="Bitmap_20_1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3333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3366cc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3366cc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Διαφάνεια 1</dc:title>
    <meta:initial-creator>sonicy_@hotmail.com</meta:initial-creator>
    <meta:creation-date>2015-11-18T00:35:39.513000000</meta:creation-date>
    <dc:date>2016-01-21T12:23:31.903000000</dc:date>
    <meta:editing-cycles>20</meta:editing-cycles>
    <meta:editing-duration>PT3H1M24S</meta:editing-duration>
    <meta:generator>LibreOffice/5.0.2.2$Windows_x86 LibreOffice_project/37b43f919e4de5eeaca9b9755ed688758a8251fe</meta:generator>
    <meta:document-statistic meta:object-count="47"/>
  </office:meta>
</office:document-meta>
</file>